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officeooo:rsid="001c27dd" officeooo:paragraph-rsid="001c27dd" style:font-size-asian="48pt" style:font-size-complex="48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27dd" officeooo:paragraph-rsid="001c27dd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1c27d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21ed0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officeooo:rsid="001c27dd" officeooo:paragraph-rsid="001c27d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1ed04" officeooo:paragraph-rsid="0021ed0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c27dd" officeooo:paragraph-rsid="001c27dd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c27dd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dc9f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0ccca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200aa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0d4a0" officeooo:paragraph-rsid="001dc9f0" style:font-size-asian="16pt" style:font-size-complex="16pt"/>
    </style:style>
    <style:style style:name="T1" style:family="text">
      <style:text-properties fo:color="#ff0000" loext:opacity="100%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dc9f0" style:font-size-asian="12.25pt" style:font-size-complex="14pt"/>
    </style:style>
    <style:style style:name="T4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dc9f0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20ccca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20d4a0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200aa" style:font-size-asian="12.25pt" style:font-weight-asian="bold" style:font-size-complex="14pt" style:font-weight-complex="bold"/>
    </style:style>
    <style:style style:name="T9" style:family="text">
      <style:text-properties fo:font-size="14pt" fo:font-style="normal" style:text-underline-style="none" fo:font-weight="normal" officeooo:rsid="001dc9f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01f342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d0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Docu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Côté utilisateur :</text:p>
      <text:p text:style-name="P5">Cette partie de la documentation regroupe les commandes de l’utilisateur.</text:p>
      <text:p text:style-name="P5"/>
      <text:p text:style-name="P4">Note : toutes les commandes décrites ici doivent être précédées de GQCM pour fonctionner (exemple : <text:span text:style-name="T1">GQCM</text:span> import fichier.tex).</text:p>
      <text:p text:style-name="P4"/>
      <text:p text:style-name="P10">Import :<text:span text:style-name="T2"> Permet d’importer les questions contenues dans un fichier .tex dans la base de donnée du logiciel. On a plusieurs cas d’utilisation :</text:span></text:p>
      <text:p text:style-name="P11"><text:span text:style-name="T2">«</text:span><text:span text:style-name="T4"> GQCM import </text:span><text:span text:style-name="T5">Cheminversfichier/</text:span><text:span text:style-name="T4">fichier.tex </text:span><text:span text:style-name="T2">» l</text:span><text:span text:style-name="T3">es questions sont transformées en objet Question utilisables par le système et stockées dans une selection temporaire, l’utilisateur peut ensuite choisir celles qu’il désire sauvegarder tel qu’indiqué par la commande.</text:span></text:p>
      <text:p text:style-name="P11"><text:span text:style-name="T3">«</text:span><text:span text:style-name="T4">GQCM import</text:span><text:span text:style-name="T3">»</text:span></text:p>
      <text:p text:style-name="P11"><text:span text:style-name="T3">«</text:span><text:span text:style-name="T5">Cheminversfichier/fichier.tex</text:span><text:span text:style-name="T3">» Même principe mais entrée de la commande en plusieurs lignes.</text:span></text:p>
      <text:p text:style-name="P14"/>
      <text:p text:style-name="P10">Show :</text:p>
      <text:p text:style-name="P11"><text:span text:style-name="T4">« GQCM </text:span><text:span text:style-name="T5">show » </text:span><text:span text:style-name="T9">Montre toutes les questions </text:span><text:span text:style-name="T10">sauvegardées</text:span><text:span text:style-name="T9"> dans la base de donnée</text:span></text:p>
      <text:p text:style-name="P11"><text:span text:style-name="T9"/></text:p>
      <text:p text:style-name="P10">Search :</text:p>
      <text:p text:style-name="P13"><text:span text:style-name="T4">« GQCM </text:span><text:span text:style-name="T8">search</text:span><text:span text:style-name="T5">» </text:span></text:p>
      <text:p text:style-name="P13"><text:span text:style-name="T5">« </text:span><text:span text:style-name="T8">critère de recherche</text:span><text:span text:style-name="T5">»</text:span></text:p>
      <text:p text:style-name="P13"><text:span text:style-name="T5">« </text:span><text:span text:style-name="T8">nom du critère</text:span><text:span text:style-name="T5">»</text:span></text:p>
      <text:p text:style-name="P10"/>
      <text:p text:style-name="P10">Export :</text:p>
      <text:p text:style-name="P12"><text:span text:style-name="T3">«</text:span><text:span text:style-name="T4">GQCM </text:span><text:span text:style-name="T6">export »</text:span></text:p>
      <text:p text:style-name="P12"><text:span text:style-name="T6">« </text:span><text:span text:style-name="T7">critère (tag, nom ou id)</text:span><text:span text:style-name="T6">»</text:span></text:p>
      <text:p text:style-name="P9">«<text:span text:style-name="T11"> </text:span><text:span text:style-name="T12">nomCritère</text:span>»</text:p>
      <text:p text:style-name="P9">«<text:span text:style-name="T11"> </text:span><text:span text:style-name="T12">quit</text:span>» </text:p>
      <text:p text:style-name="P6">«<text:span text:style-name="T11"> </text:span><text:span text:style-name="T12">finish</text:span>»</text:p>
      <text:p text:style-name="P6">«<text:span text:style-name="T11"> </text:span><text:span text:style-name="T12">fichierdestination</text:span>» </text:p>
      <text:p text:style-name="P8">Permet d’exporter des questions dans un fichier destination.</text:p>
      <text:p text:style-name="P8">On choisit un critère d’export, <text:span text:style-name="T11">tag</text:span>, <text:span text:style-name="T11">nom</text:span> ou <text:span text:style-name="T11">id</text:span> puis on entre le critère (exemple : on tape <text:span text:style-name="T11">nom</text:span> puis «<text:span text:style-name="T11"> nomQuestion </text:span>»), on tape ensuite <text:span text:style-name="T11">quit</text:span> puis on peut choisir de sélectionner plus de question de la même manière ou passer directement à l’export en tapant <text:span text:style-name="T11">finish</text:span>. On tape ensuite un nom de fichier (exemple <text:span text:style-name="T11">fichierExport</text:span>) qui doit être différent de « », ensuite les questions sélectionnées seront sauvegardées dans le fichier <text:span text:style-name="T11">fichierExport.tex</text:span>.</text:p>
      <text:p text:style-name="P7"/>
      <text:p text:style-name="P7"/>
      <text:p text:style-name="P7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10:01:25.758310273</meta:creation-date>
    <dc:date>2021-05-24T10:51:08.463435089</dc:date>
    <meta:editing-duration>PT37M58S</meta:editing-duration>
    <meta:editing-cycles>6</meta:editing-cycles>
    <meta:generator>LibreOffice/7.0.4.2$Linux_X86_64 LibreOffice_project/dcf040e67528d9187c66b2379df5ea4407429775</meta:generator>
    <meta:document-statistic meta:table-count="0" meta:image-count="0" meta:object-count="0" meta:page-count="3" meta:paragraph-count="23" meta:word-count="235" meta:character-count="1491" meta:non-whitespace-character-count="1276"/>
  </office:meta>
</office:document-meta>
</file>